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684f9" officeooo:paragraph-rsid="001684f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officeooo:rsid="001684f9" officeooo:paragraph-rsid="001684f9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3f4b94" officeooo:paragraph-rsid="003f4b9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3fd6fe" officeooo:paragraph-rsid="003fd6f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566c5c" officeooo:paragraph-rsid="00566c5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58649e" officeooo:paragraph-rsid="005864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7b636" officeooo:paragraph-rsid="0017b636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5aaef" officeooo:paragraph-rsid="0025aaef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b7f8a" officeooo:paragraph-rsid="002b7f8a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3babd1" officeooo:paragraph-rsid="003babd1"/>
    </style:style>
    <style:style style:name="P11" style:family="paragraph" style:parent-style-name="Standard">
      <style:paragraph-properties fo:text-align="start" style:justify-single-word="false"/>
      <style:text-properties fo:font-size="15pt" fo:language="en" fo:country="US" style:text-underline-style="solid" style:text-underline-width="auto" style:text-underline-color="font-color" fo:font-weight="bold" officeooo:rsid="001684f9" officeooo:paragraph-rsid="001684f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language="en" fo:country="US" style:text-underline-style="solid" style:text-underline-width="auto" style:text-underline-color="font-color" fo:font-weight="bold" officeooo:rsid="003f4b94" officeooo:paragraph-rsid="003f4b94" style:font-size-asian="15pt" style:font-weight-asian="bold" style:font-size-complex="15pt" style:font-weight-complex="bold"/>
    </style:style>
    <style:style style:name="T1" style:family="text">
      <style:text-properties officeooo:rsid="0018dbc0"/>
    </style:style>
    <style:style style:name="T2" style:family="text">
      <style:text-properties style:text-position="super 58%" officeooo:rsid="0018dbc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8dbc0"/>
    </style:style>
    <style:style style:name="T5" style:family="text">
      <style:text-properties style:text-position="0% 100%" officeooo:rsid="0019a699"/>
    </style:style>
    <style:style style:name="T6" style:family="text">
      <style:text-properties style:text-position="0% 100%" officeooo:rsid="001bb795"/>
    </style:style>
    <style:style style:name="T7" style:family="text">
      <style:text-properties style:text-position="0% 100%" officeooo:rsid="001e3668"/>
    </style:style>
    <style:style style:name="T8" style:family="text">
      <style:text-properties style:text-position="0% 100%" officeooo:rsid="001f3e2c"/>
    </style:style>
    <style:style style:name="T9" style:family="text">
      <style:text-properties style:text-position="0% 100%" officeooo:rsid="0026e5a5"/>
    </style:style>
    <style:style style:name="T10" style:family="text">
      <style:text-properties style:text-position="0% 100%" officeooo:rsid="00274b08"/>
    </style:style>
    <style:style style:name="T11" style:family="text">
      <style:text-properties style:text-position="0% 100%" officeooo:rsid="00286c76"/>
    </style:style>
    <style:style style:name="T12" style:family="text">
      <style:text-properties style:text-position="0% 100%" officeooo:rsid="0029cfe2"/>
    </style:style>
    <style:style style:name="T13" style:family="text">
      <style:text-properties style:text-position="0% 100%" officeooo:rsid="002a6bc1"/>
    </style:style>
    <style:style style:name="T14" style:family="text">
      <style:text-properties style:text-position="0% 100%" officeooo:rsid="002b7f8a"/>
    </style:style>
    <style:style style:name="T15" style:family="text">
      <style:text-properties style:text-position="0% 100%" officeooo:rsid="002d3f5a"/>
    </style:style>
    <style:style style:name="T16" style:family="text">
      <style:text-properties style:text-position="0% 100%" officeooo:rsid="003019d2"/>
    </style:style>
    <style:style style:name="T17" style:family="text">
      <style:text-properties style:text-position="0% 100%" officeooo:rsid="003125ae"/>
    </style:style>
    <style:style style:name="T18" style:family="text">
      <style:text-properties style:text-position="0% 100%" officeooo:rsid="0032eba2"/>
    </style:style>
    <style:style style:name="T19" style:family="text">
      <style:text-properties style:text-position="0% 100%" officeooo:rsid="00339aad"/>
    </style:style>
    <style:style style:name="T20" style:family="text">
      <style:text-properties style:text-position="0% 100%" officeooo:rsid="00357f68"/>
    </style:style>
    <style:style style:name="T21" style:family="text">
      <style:text-properties style:text-position="0% 100%" officeooo:rsid="0039d398"/>
    </style:style>
    <style:style style:name="T22" style:family="text">
      <style:text-properties style:text-position="0% 100%" officeooo:rsid="0040280c"/>
    </style:style>
    <style:style style:name="T23" style:family="text">
      <style:text-properties style:text-position="0% 100%" officeooo:rsid="00421cf3"/>
    </style:style>
    <style:style style:name="T24" style:family="text">
      <style:text-properties style:text-position="0% 100%" officeooo:rsid="004401f9"/>
    </style:style>
    <style:style style:name="T25" style:family="text">
      <style:text-properties style:text-position="0% 100%" officeooo:rsid="0046ebdc"/>
    </style:style>
    <style:style style:name="T26" style:family="text">
      <style:text-properties style:text-position="0% 100%" officeooo:rsid="004bcd74"/>
    </style:style>
    <style:style style:name="T27" style:family="text">
      <style:text-properties style:text-position="0% 100%" officeooo:rsid="004d3a51"/>
    </style:style>
    <style:style style:name="T28" style:family="text">
      <style:text-properties style:text-position="0% 100%" officeooo:rsid="004e5c0d"/>
    </style:style>
    <style:style style:name="T29" style:family="text">
      <style:text-properties style:text-position="0% 100%" officeooo:rsid="00501702"/>
    </style:style>
    <style:style style:name="T30" style:family="text">
      <style:text-properties style:text-position="0% 100%" officeooo:rsid="0050845e"/>
    </style:style>
    <style:style style:name="T31" style:family="text">
      <style:text-properties style:text-position="0% 100%" officeooo:rsid="0058736e"/>
    </style:style>
    <style:style style:name="T32" style:family="text">
      <style:text-properties style:text-position="0% 100%" officeooo:rsid="005a4ecd"/>
    </style:style>
    <style:style style:name="T33" style:family="text">
      <style:text-properties style:text-position="0% 100%" officeooo:rsid="005c2481"/>
    </style:style>
    <style:style style:name="T34" style:family="text">
      <style:text-properties style:text-position="0% 100%" officeooo:rsid="005d4f83"/>
    </style:style>
    <style:style style:name="T35" style:family="text">
      <style:text-properties style:text-position="0% 100%" officeooo:rsid="005ee1de"/>
    </style:style>
    <style:style style:name="T36" style:family="text">
      <style:text-properties style:text-position="0% 100%" officeooo:rsid="005ef193"/>
    </style:style>
    <style:style style:name="T37" style:family="text">
      <style:text-properties style:text-position="0% 100%" officeooo:rsid="0060e473"/>
    </style:style>
    <style:style style:name="T38" style:family="text">
      <style:text-properties style:text-position="0% 100%" officeooo:rsid="00624d6f"/>
    </style:style>
    <style:style style:name="T39" style:family="text">
      <style:text-properties style:text-position="0% 100%" officeooo:rsid="006401b8"/>
    </style:style>
    <style:style style:name="T40" style:family="text">
      <style:text-properties style:text-position="0% 100%" officeooo:rsid="00642148"/>
    </style:style>
    <style:style style:name="T41" style:family="text">
      <style:text-properties style:text-position="0% 100%" officeooo:rsid="00649e3b"/>
    </style:style>
    <style:style style:name="T42" style:family="text">
      <style:text-properties officeooo:rsid="003d97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state of TuxML Project</text:p>
      <text:p text:style-name="P2"/>
      <text:p text:style-name="P11">‘<text:span text:style-name="T42">Compilations’ Database:</text:span></text:p>
      <text:p text:style-name="P2"/>
      <text:p text:style-name="P7"><text:span text:style-name="T1"><text:tab/>July the 9</text:span><text:span text:style-name="T2">th</text:span><text:span text:style-name="T4"> 2018, </text:span><text:span text:style-name="T5">there are 76031 entries in the main database. </text:span><text:span text:style-name="T6">With enough entries we started to do some statistics on it and think about what are the important options </text:span><text:span text:style-name="T7">that appear often and change </text:span><text:span text:style-name="T8">the characteristics of the kernel.</text:span></text:p>
      <text:p text:style-name="P7"><text:span text:style-name="T8"/></text:p>
      <text:p text:style-name="P8"><text:span text:style-name="T8"><text:tab/>T</text:span><text:span text:style-name="T3">he compilation process is operational and works properly even with some options that are precised <text:s/>in the documentation </text:span><text:span text:style-name="T9">and the helps (-h, --help).</text:span><text:span text:style-name="T10"> It means that it is easy to run the process on a machine with docker installed. </text:span></text:p>
      <text:p text:style-name="P8"><text:span text:style-name="T10"/></text:p>
      <text:p text:style-name="P8"><text:span text:style-name="T10"><text:tab/></text:span><text:span text:style-name="T11">TuxML will be run a certain number of times ( as many as asked ) </text:span><text:span text:style-name="T12">on a machine then all kind of characteristics are computed </text:span><text:span text:style-name="T13">during and after the compilation of a kernel.</text:span><text:span text:style-name="T12"> </text:span></text:p>
      <text:p text:style-name="P8"><text:span text:style-name="T12"/></text:p>
      <text:p text:style-name="P9"><text:span text:style-name="T12">H</text:span><text:span text:style-name="T3">ere are some of </text:span><text:span text:style-name="T21">the most important </text:span><text:span text:style-name="T3">:</text:span></text:p>
      <text:p text:style-name="P8"><text:span text:style-name="T12"/></text:p>
      <text:p text:style-name="P8"><text:span text:style-name="T12">- </text:span><text:span text:style-name="T14">The date of the compilation</text:span></text:p>
      <text:p text:style-name="P8"><text:span text:style-name="T14">- </text:span><text:span text:style-name="T15">The time of compilation</text:span></text:p>
      <text:p text:style-name="P8"><text:span text:style-name="T15">- The size of the kernel “vmlinux”</text:span></text:p>
      <text:p text:style-name="P8"><text:span text:style-name="T15">- The 18 sizes related to “vmlinux” which are all compressed versions of vmlinux</text:span></text:p>
      <text:p text:style-name="P8"><text:span text:style-name="T15">- </text:span><text:span text:style-name="T16">The .config file which is the configuration used to compile</text:span></text:p>
      <text:p text:style-name="P8"><text:span text:style-name="T16">- </text:span><text:span text:style-name="T17">The st</text:span><text:span text:style-name="T18">andard output </text:span><text:span text:style-name="T17">log file “</text:span><text:span text:style-name="T18">stdlog” </text:span><text:span text:style-name="T19">from the “make”</text:span></text:p>
      <text:p text:style-name="P8"><text:span text:style-name="T17">- The errlog file to know what errors can appear</text:span></text:p>
      <text:p text:style-name="P8"><text:span text:style-name="T17">- </text:span><text:span text:style-name="T20">The standard output file from “runandlog.py”, “output.log”</text:span></text:p>
      <text:p text:style-name="P8"><text:span text:style-name="T20"/></text:p>
      <text:p text:style-name="P10"><text:span text:style-name="T3">With this kind of data, we can compute the average time of compilation, the average size of kernel, the minimum and maximum of each one of them too.</text:span></text:p>
      <text:p text:style-name="P10"><text:span text:style-name="T3"/></text:p>
      <text:p text:style-name="P10"><text:span text:style-name="T3"/></text:p>
      <text:p text:style-name="P12"><text:span text:style-name="T3">config_bdd.csv:</text:span></text:p>
      <text:p text:style-name="P3"><text:span text:style-name="T3"/></text:p>
      <text:p text:style-name="P4"><text:span text:style-name="T3"><text:tab/></text:span><text:span text:style-name="T22">This is a csv file which is near from the main database, the difference is that </text:span><text:span text:style-name="T23">each</text:span><text:span text:style-name="T22"> compressed sizes are now column </text:span><text:span text:style-name="T24">and each existing options in the configuration file .config are now column too</text:span><text:span text:style-name="T22">. </text:span><text:span text:style-name="T25">It makes the csv 12 </text:span><text:span text:style-name="T26">819 </text:span><text:span text:style-name="T27">columns, </text:span><text:span text:style-name="T28">where 12797 columns are only the names of options possible </text:span><text:span text:style-name="T29">from configuration file “.config”</text:span><text:span text:style-name="T28">.</text:span></text:p>
      <text:p text:style-name="P4"><text:span text:style-name="T28"/></text:p>
      <text:p text:style-name="P4"><text:span text:style-name="T28"><text:tab/></text:span><text:span text:style-name="T30">To fill this csv, the jupyter script bdd2csv has been written.</text:span></text:p>
      <text:p text:style-name="P4"><text:span text:style-name="T30"/></text:p>
      <text:p text:style-name="P5"><text:span text:style-name="T30">T</text:span><text:span text:style-name="T3">his CSV file has been design in order to applied Machine Learning algorithm and make correlations between a given option and a characteristic of the kernel.</text:span></text:p>
      <text:p text:style-name="P5"><text:span text:style-name="T3"/></text:p>
      <text:p text:style-name="P6"><text:span text:style-name="T3">As a preliminary result, when looking for options that affect </text:span><text:span text:style-name="T31">on the size of the kernel the first option that appear is CONFIG_DEBUG_INFO </text:span><text:span text:style-name="T38">for</text:span><text:span text:style-name="T32"> example</text:span><text:span text:style-name="T31">.</text:span><text:span text:style-name="T3"> <text:s/></text:span><text:span text:style-name="T33">From a given </text:span><text:span text:style-name="T34">moment </text:span><text:span text:style-name="T33">we set all the configuration</text:span><text:span text:style-name="T39">s</text:span><text:span text:style-name="T33"> with CONFIG_DEBUG_INFO to </text:span><text:span text:style-name="T40">no (“</text:span><text:span text:style-name="T41">is not set</text:span><text:span text:style-name="T40">”)</text:span><text:span text:style-name="T33"> </text:span><text:span text:style-name="T34">to see if the kernel is really reduced </text:span><text:span text:style-name="T35">and it seems to be the case. ( Real results will arrive soon when t</text:span><text:span text:style-name="T37">he</text:span><text:span text:style-name="T35"> </text:span><text:span text:style-name="T36">analy</text:span><text:span text:style-name="T37">sis will be done</text:span><text:span text:style-name="T36">.</text:span><text:span text:style-name="T35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59:03.884884900</meta:creation-date>
    <dc:date>2018-07-09T15:11:11.638760840</dc:date>
    <meta:editing-duration>PT4H30M21S</meta:editing-duration>
    <meta:editing-cycles>66</meta:editing-cycles>
    <meta:generator>LibreOffice/6.0.5.2$Linux_X86_64 LibreOffice_project/00$Build-2</meta:generator>
    <meta:document-statistic meta:table-count="0" meta:image-count="0" meta:object-count="0" meta:page-count="1" meta:paragraph-count="20" meta:word-count="391" meta:character-count="2205" meta:non-whitespace-character-count="1826"/>
  </office:meta>
</office:document-meta>
</file>